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da50" officeooo:paragraph-rsid="0015da50"/>
    </style:style>
    <style:style style:name="P2" style:family="paragraph" style:parent-style-name="Standard">
      <style:text-properties officeooo:rsid="0015da50" officeooo:paragraph-rsid="001723fd"/>
    </style:style>
    <style:style style:name="P3" style:family="paragraph" style:parent-style-name="Standard">
      <style:text-properties officeooo:rsid="0015da50" officeooo:paragraph-rsid="001adb2f"/>
    </style:style>
    <style:style style:name="P4" style:family="paragraph" style:parent-style-name="Standard">
      <style:text-properties officeooo:rsid="0015da50" officeooo:paragraph-rsid="001c9bd4"/>
    </style:style>
    <style:style style:name="P5" style:family="paragraph" style:parent-style-name="Standard">
      <style:text-properties officeooo:rsid="00183b18" officeooo:paragraph-rsid="00183b18"/>
    </style:style>
    <style:style style:name="P6" style:family="paragraph" style:parent-style-name="Standard">
      <style:text-properties officeooo:rsid="00183b18" officeooo:paragraph-rsid="001ab47b"/>
    </style:style>
    <style:style style:name="P7" style:family="paragraph" style:parent-style-name="Standard">
      <style:text-properties officeooo:rsid="00183b18" officeooo:paragraph-rsid="001adb2f"/>
    </style:style>
    <style:style style:name="P8" style:family="paragraph" style:parent-style-name="Standard">
      <style:text-properties officeooo:rsid="001a10cb" officeooo:paragraph-rsid="001a10cb"/>
    </style:style>
    <style:style style:name="P9" style:family="paragraph" style:parent-style-name="Standard">
      <style:text-properties officeooo:rsid="001a10cb" officeooo:paragraph-rsid="001adb2f"/>
    </style:style>
    <style:style style:name="P10" style:family="paragraph" style:parent-style-name="Standard">
      <style:text-properties officeooo:rsid="001a10cb" officeooo:paragraph-rsid="001c9bd4"/>
    </style:style>
    <style:style style:name="P11" style:family="paragraph" style:parent-style-name="Standard">
      <style:text-properties officeooo:rsid="001f93d1" officeooo:paragraph-rsid="001f3b3d"/>
    </style:style>
    <style:style style:name="P12" style:family="paragraph" style:parent-style-name="Standard">
      <style:text-properties officeooo:rsid="001f93d1" officeooo:paragraph-rsid="0020e92a"/>
    </style:style>
    <style:style style:name="P13" style:family="paragraph" style:parent-style-name="Standard">
      <style:text-properties officeooo:rsid="001f93d1" officeooo:paragraph-rsid="00231d55"/>
    </style:style>
    <style:style style:name="P14" style:family="paragraph" style:parent-style-name="Standard">
      <style:text-properties officeooo:rsid="0015da50" officeooo:paragraph-rsid="0020e92a"/>
    </style:style>
    <style:style style:name="P15" style:family="paragraph" style:parent-style-name="Standard">
      <style:text-properties officeooo:rsid="0015da50" officeooo:paragraph-rsid="001f3b3d"/>
    </style:style>
    <style:style style:name="P16" style:family="paragraph" style:parent-style-name="Standard">
      <style:text-properties officeooo:rsid="0015da50" officeooo:paragraph-rsid="00231d55"/>
    </style:style>
    <style:style style:name="P17" style:family="paragraph" style:parent-style-name="Standard">
      <style:text-properties officeooo:rsid="001a10cb" officeooo:paragraph-rsid="001f3b3d"/>
    </style:style>
    <style:style style:name="P18" style:family="paragraph" style:parent-style-name="Standard">
      <style:text-properties officeooo:rsid="001a10cb" officeooo:paragraph-rsid="00231d55"/>
    </style:style>
    <style:style style:name="P19" style:family="paragraph" style:parent-style-name="Standard">
      <style:text-properties officeooo:rsid="00183b18" officeooo:paragraph-rsid="0020e92a"/>
    </style:style>
    <style:style style:name="P20" style:family="paragraph" style:parent-style-name="Standard">
      <style:text-properties officeooo:paragraph-rsid="00231d55"/>
    </style:style>
    <style:style style:name="T1" style:family="text">
      <style:text-properties officeooo:rsid="001ab47b"/>
    </style:style>
    <style:style style:name="T2" style:family="text">
      <style:text-properties officeooo:rsid="0015da50"/>
    </style:style>
    <style:style style:name="T3" style:family="text">
      <style:text-properties officeooo:rsid="001adb2f"/>
    </style:style>
    <style:style style:name="T4" style:family="text">
      <style:text-properties officeooo:rsid="001c9bd4"/>
    </style:style>
    <style:style style:name="T5" style:family="text">
      <style:text-properties officeooo:rsid="001e50c2"/>
    </style:style>
    <style:style style:name="T6" style:family="text">
      <style:text-properties officeooo:rsid="001f3b3d"/>
    </style:style>
    <style:style style:name="T7" style:family="text">
      <style:text-properties officeooo:rsid="001f93d1"/>
    </style:style>
    <style:style style:name="T8" style:family="text">
      <style:text-properties officeooo:rsid="0020e92a"/>
    </style:style>
    <style:style style:name="T9" style:family="text">
      <style:text-properties officeooo:rsid="0021dd19"/>
    </style:style>
    <style:style style:name="T10" style:family="text">
      <style:text-properties officeooo:rsid="0023f4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 cas : Créer un fichier</text:p>
      <text:p text:style-name="P1"/>
      <text:p text:style-name="P1">Acteur : Utilisateur</text:p>
      <text:p text:style-name="P1"/>
      <text:p text:style-name="P8">Conditions initiales : <text:tab/>- l’utilisateur doit avoir l’espace suffisant pour créer le fichier</text:p>
      <text:p text:style-name="P8"/>
      <text:p text:style-name="P1">Scénario nominale : <text:s text:c="2"/>1. l’utilisateur <text:span text:style-name="T1">clique sur « créer  un fichier »</text:span></text:p>
      <text:p text:style-name="P1"><text:tab/><text:tab/><text:tab/>1.1. le système <text:span text:style-name="T1">alloue un escpace mémoire suffisant pour accueillir le fichier</text:span></text:p>
      <text:p text:style-name="P1"/>
      <text:p text:style-name="P5">Scénario alternatif : <text:s text:c="3"/>1. l’utilisateur <text:span text:style-name="T1">clique sur « créer un fichier »</text:span></text:p>
      <text:p text:style-name="P6"><text:tab/><text:tab/><text:tab/>1.1 le système <text:span text:style-name="T1">ne peut allouer un escpace mémoire suffisant pour accueillir le fichier</text:span></text:p>
      <text:p text:style-name="P6"/>
      <text:p text:style-name="P6"/>
      <text:p text:style-name="P1"/>
      <text:p text:style-name="P3">Nom cas : <text:span text:style-name="T3">Supprimer</text:span> un fichier</text:p>
      <text:p text:style-name="P3"/>
      <text:p text:style-name="P3">Acteur : Utilisateur</text:p>
      <text:p text:style-name="P3"/>
      <text:p text:style-name="P9">Conditions initiales : <text:tab/>- l’utilisateur doit avoir <text:span text:style-name="T3">au moins un fichier enregistré</text:span></text:p>
      <text:p text:style-name="P9"/>
      <text:p text:style-name="P3">Scénario nominale : <text:s text:c="2"/>1. l’utilisateur <text:span text:style-name="T1">clique sur « </text:span><text:span text:style-name="T3">supprimer</text:span><text:span text:style-name="T1">  un fichier »</text:span></text:p>
      <text:p text:style-name="P3"><text:tab/><text:tab/><text:tab/>1.1. le système <text:span text:style-name="T3">supprime le fichier</text:span></text:p>
      <text:p text:style-name="P7"/>
      <text:p text:style-name="P2"/>
      <text:p text:style-name="P2"/>
      <text:p text:style-name="P4">Nom cas : <text:span text:style-name="T4">Enregistrer</text:span> un fichier</text:p>
      <text:p text:style-name="P4"/>
      <text:p text:style-name="P4">Acteur : Utilisateur</text:p>
      <text:p text:style-name="P4"/>
      <text:p text:style-name="P10">Conditions initiales : <text:tab/>- l’utilisateur doit avoir <text:span text:style-name="T4">créé et modifié un fichier</text:span></text:p>
      <text:p text:style-name="P10"/>
      <text:p text:style-name="P4">Scénario nominale : <text:s text:c="2"/>1. l’utilisateur <text:span text:style-name="T1">clique sur « </text:span><text:span text:style-name="T4">enregistr</text:span><text:span text:style-name="T1">er  un fichier »</text:span></text:p>
      <text:p text:style-name="P4"><text:tab/><text:tab/><text:tab/>1.1. le système <text:span text:style-name="T5">enregistre le fichier dans un dossier particulier ou dans un dossier par défaut</text:span></text:p>
      <text:p text:style-name="P2"/>
      <text:p text:style-name="P2"/>
      <text:p text:style-name="P2"/>
      <text:p text:style-name="P15">Nom cas : <text:span text:style-name="T6">Insérer</text:span> un fichier <text:span text:style-name="T6">dans un fichier</text:span></text:p>
      <text:p text:style-name="P15"/>
      <text:p text:style-name="P15">Acteur : Utilisateur</text:p>
      <text:p text:style-name="P15"/>
      <text:p text:style-name="P17">Conditions initiales : <text:tab/>- l’utilisateur doit avoir <text:span text:style-name="T6">créer un fichier</text:span></text:p>
      <text:p text:style-name="P17"/>
      <text:p text:style-name="P15">Scénario nominale : <text:s text:c="2"/>1. l’utilisateur <text:span text:style-name="T1">clique sur « </text:span><text:span text:style-name="T7">insér</text:span><text:span text:style-name="T1">er  un fichier »</text:span></text:p>
      <text:p text:style-name="P15"><text:tab/><text:tab/><text:tab/>1.1. le système <text:span text:style-name="T7">demande quel type de fichier l’utilisateur veut insérer</text:span></text:p>
      <text:p text:style-name="P11"><text:tab/><text:tab/><text:tab/>1.2. l’utilisateur choisit le type de fichier qu’il veut insérer</text:p>
      <text:p text:style-name="P11"><text:tab/><text:tab/><text:tab/>1.3. le système propose à l’utilistateur les fichiers de ce type dont il dispose</text:p>
      <text:p text:style-name="P11"><text:tab/><text:tab/><text:tab/>1.4. l’utilisateur choisit le fichier qu’il veut insérer</text:p>
      <text:p text:style-name="P15"><text:tab/><text:tab/><text:tab/><text:span text:style-name="T8">1.5. le système </text:span><text:span text:style-name="T9">insère le fichier en question</text:span></text:p>
      <text:p text:style-name="P15"/>
      <text:p text:style-name="P19">Scénario alternatif : <text:s text:c="3"/><text:span text:style-name="T2">1. l’utilisateur </text:span><text:span text:style-name="T1">clique sur « </text:span><text:span text:style-name="T7">insér</text:span><text:span text:style-name="T1">er  un fichier »</text:span></text:p>
      <text:p text:style-name="P14"><text:tab/><text:tab/><text:tab/>1.1. le système <text:span text:style-name="T7">demande quel type de fichier l’utilisateur veut insérer</text:span></text:p>
      <text:p text:style-name="P12"><text:tab/><text:tab/><text:tab/>1.2. l’utilisateur choisit le type de fichier qu’il veut insérer</text:p>
      <text:p text:style-name="P14"><text:span text:style-name="T7"><text:tab/><text:tab/><text:tab/>1.3. le système </text:span><text:span text:style-name="T8">indique à l’utilisateur qu’il ne possède aucun fichier de ce type</text:span></text:p>
      <text:p text:style-name="P14"><text:span text:style-name="T8"><text:tab/><text:tab/><text:tab/>2.</text:span><text:span text:style-name="T9">4.</text:span><text:span text:style-name="T7"> l’utilisateur choisit le fichier qu’il veut insérer</text:span></text:p>
      <text:p text:style-name="P14"><text:span text:style-name="T9"><text:tab/><text:tab/><text:tab/>2.5. le système ne reconnaît pas le fichier en question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20"><text:soft-page-break/><text:span text:style-name="T2">Nom cas : </text:span><text:span text:style-name="T10">Éditer du texte</text:span></text:p>
      <text:p text:style-name="P16"/>
      <text:p text:style-name="P16">Acteur : Utilisateur</text:p>
      <text:p text:style-name="P16"/>
      <text:p text:style-name="P18">Conditions initiales : <text:tab/>- l’utilisateur doit avoir <text:span text:style-name="T6">créer un fichier</text:span></text:p>
      <text:p text:style-name="P18"/>
      <text:p text:style-name="P16">Scénario nominale : <text:s text:c="2"/><text:span text:style-name="T10">1. l’utilisateur ajoute du texte</text:span></text:p>
      <text:p text:style-name="P16"><text:span text:style-name="T10"><text:tab/><text:tab/><text:tab/>1.1. le système affiche le texte saisi</text:span></text:p>
      <text:p text:style-name="P16"><text:span text:style-name="T10"><text:tab/><text:tab/><text:tab/>2. l’utilisateur modifie le texte</text:span></text:p>
      <text:p text:style-name="P16"><text:tab/><text:tab/><text:tab/><text:span text:style-name="T10">2.1. le système affiche les modifications</text:span></text:p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6T18:49:38.752000000</meta:creation-date>
    <dc:date>2021-04-19T16:14:13.171000000</dc:date>
    <meta:editing-duration>PT1H48M14S</meta:editing-duration>
    <meta:editing-cycles>12</meta:editing-cycles>
    <meta:generator>LibreOffice/6.4.0.3$Windows_X86_64 LibreOffice_project/b0a288ab3d2d4774cb44b62f04d5d28733ac6df8</meta:generator>
    <meta:document-statistic meta:table-count="0" meta:image-count="0" meta:object-count="0" meta:page-count="2" meta:paragraph-count="39" meta:word-count="355" meta:character-count="2239" meta:non-whitespace-character-count="1846"/>
  </office:meta>
</office:document-meta>
</file>